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/>
    <style:font-face style:name="DejaVu Sans3" svg:font-family="'DejaVu Sans'" style:font-pitch="variable"/>
    <style:font-face style:name="Liberation Serif2" svg:font-family="'Liberation Serif'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8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879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37cm" fo:min-width="15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7" style:family="graphic" style:parent-style-name="standard">
      <style:graphic-properties draw:stroke="none" svg:stroke-color="#000000" draw:fill="none" draw:fill-color="#ffffff" fo:min-height="4.746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center" style:writing-mode="lr-tb"/>
      <style:text-properties fo:font-size="2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2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50%"/>
    </style:style>
    <style:style style:name="P7" style:family="paragraph">
      <style:paragraph-properties fo:margin-top="0cm" fo:margin-bottom="0cm" fo:line-height="150%" fo:text-align="center"/>
    </style:style>
    <style:style style:name="P8" style:family="paragraph">
      <style:paragraph-properties fo:margin-top="0cm" fo:margin-bottom="0cm" fo:line-height="150%">
        <style:tab-stops>
          <style:tab-stop style:position="9.499cm"/>
          <style:tab-stop style:position="12.488cm"/>
        </style:tab-stops>
      </style:paragraph-properties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margin-top="0cm" fo:margin-bottom="0cm" fo:line-height="150%"/>
      <style:text-properties fo:color="#000000" style:font-name="Times New Roman" fo:font-size="14pt" style:font-size-asian="14pt" style:font-size-complex="14pt"/>
    </style:style>
    <style:style style:name="P11" style:family="paragraph">
      <style:paragraph-properties fo:margin-left="0.25cm" fo:margin-right="0cm" fo:margin-top="0cm" fo:margin-bottom="0cm" fo:line-height="150%" fo:text-align="center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margin-left="0.25cm" fo:margin-right="0cm" fo:margin-top="0cm" fo:margin-bottom="0cm" fo:line-height="150%" fo:text-align="center" fo:text-indent="0cm">
        <style:tab-stops/>
      </style:paragraph-properties>
      <style:text-properties style:font-name="Times New Roman" fo:font-size="13pt" fo:font-weight="bold" style:font-name-asian="Times New Roman" style:font-size-asian="13pt" style:language-asian="ru" style:country-asian="RU" style:font-weight-asian="bold" style:font-weight-complex="bold"/>
    </style:style>
    <style:style style:name="T1" style:family="text">
      <style:text-properties fo:color="#000000" style:font-name="Liberation Serif3" fo:font-size="24pt" style:font-size-asian="14pt" style:font-name-complex="Liberation Serif3" style:font-size-complex="14pt"/>
    </style:style>
    <style:style style:name="T2" style:family="text">
      <style:text-properties fo:color="#000000" style:font-name="Liberation Serif3" fo:font-size="14pt" style:font-size-asian="14pt" style:font-name-complex="Liberation Serif3" style:font-size-complex="14pt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/>
    </style:style>
    <style:style style:name="T5" style:family="text">
      <style:text-properties style:font-name="Times New Roman" fo:font-size="13pt" fo:font-weight="bold" style:font-name-asian="Times New Roman" style:font-size-asian="13pt" style:language-asian="ru" style:country-asian="RU" style:font-weight-asian="bold" style:font-weight-complex="bold"/>
    </style:style>
    <style:style style:name="T6" style:family="text">
      <style:text-properties fo:text-transform="uppercase" style:font-name="Times New Roman" fo:font-size="8pt" fo:font-weight="bold" style:font-name-asian="Times New Roman" style:font-size-asian="8pt" style:language-asian="ru" style:country-asian="RU" style:font-weight-asian="bold" style:font-weight-complex="bold"/>
    </style:style>
    <style:style style:name="T7" style:family="text">
      <style:text-properties style:font-name="Times New Roman" fo:font-size="12pt" fo:font-weight="bold" style:font-name-asian="Times New Roman" style:font-size-asian="13pt" style:language-asian="ru" style:country-asian="RU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frame draw:style-name="gr2" draw:text-style-name="P3" draw:layer="layout" svg:width="18.811cm" svg:height="1.873cm" svg:x="1.09cm" svg:y="13.067cm">
          <draw:text-box>
            <text:p text:style-name="P2"><text:span text:style-name="T1">Робототехническая система с техническим зрением </text:span></text:p>
            <text:p text:style-name="P2"><text:span text:style-name="T1">для манипуляции подвижными объектами</text:span></text:p>
          </draw:text-box>
        </draw:frame>
        <draw:frame draw:style-name="gr3" draw:text-style-name="P5" draw:layer="layout" svg:width="15.737cm" svg:height="0.547cm" svg:x="2.627cm" svg:y="9.186cm">
          <draw:text-box>
            <text:p text:style-name="P4"><text:span text:style-name="T2">Кафедра систем управления и информатики</text:span><text:span text:style-name="T2"><text:tab/></text:span><text:span text:style-name="T2"><text:tab/></text:span><text:span text:style-name="T2"><text:tab/></text:span><text:span text:style-name="T2">Группа: P4235</text:span></text:p>
          </draw:text-box>
        </draw:frame>
        <draw:frame draw:style-name="gr4" draw:text-style-name="P5" draw:layer="layout" svg:width="8.879cm" svg:height="0.547cm" svg:x="6.954cm" svg:y="12.214cm">
          <draw:text-box>
            <text:p text:style-name="P4"><text:span text:style-name="T2">ПОЯСНИТЕЛЬНАЯ ЗАПИСКА</text:span></text:p>
          </draw:text-box>
        </draw:frame>
        <draw:frame draw:style-name="gr5" draw:text-style-name="P9" draw:layer="layout" svg:width="15.653cm" svg:height="8.737cm" svg:x="2.669cm" svg:y="17.983cm">
          <draw:text-box>
            <text:p text:style-name="P6"><text:span text:style-name="T3">Автор:</text:span><text:span text:style-name="T3"><text:tab/></text:span><text:span text:style-name="T3"><text:tab/></text:span><text:span text:style-name="T3"><text:tab/></text:span><text:span text:style-name="T3"><text:tab/></text:span><text:span text:style-name="T3">____________________________ <text:s/>(подпись)</text:span></text:p>
            <text:p text:style-name="P6"><text:span text:style-name="T3">Руководитель:</text:span><text:span text:style-name="T3"><text:tab/></text:span><text:span text:style-name="T3"><text:tab/></text:span><text:span text:style-name="T3"><text:tab/></text:span><text:span text:style-name="T3">____________________________ <text:s/>(подпись)</text:span></text:p>
            <text:p text:style-name="P6"><text:span text:style-name="T3">Ответственный за НИР: </text:span><text:span text:style-name="T3"><text:tab/></text:span><text:span text:style-name="T3">____________________________ <text:s/>(подпись)</text:span></text:p>
            <text:p text:style-name="P6"><text:span text:style-name="T3"/></text:p>
            <text:p text:style-name="P6"><text:span text:style-name="T3">Работа выполнена с оценкой: </text:span><text:span text:style-name="T3"><text:tab/></text:span><text:span text:style-name="T3"><text:tab/></text:span><text:span text:style-name="T3"><text:tab/></text:span><text:span text:style-name="T3"><text:tab/></text:span><text:span text:style-name="T3">_________________</text:span></text:p>
            <text:p text:style-name="P6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8"><text:span text:style-name="T3">«___» ____________ 2017 г.</text:span><text:span text:style-name="T3"><text:tab/></text:span><text:span text:style-name="T3"> <text:s text:c="6"/>Санкт-Петербург, 2017 г.</text:span></text:p>
          </draw:text-box>
        </draw:frame>
        <draw:frame draw:style-name="gr6" draw:text-style-name="P10" draw:layer="layout" svg:width="11.315cm" svg:height="2.185cm" svg:x="2.67cm" svg:y="17.984cm">
          <draw:text-box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Артемов К.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Капитонов А. А.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Быстров С. В.</text:span></text:p>
          </draw:text-box>
        </draw:frame>
        <draw:frame draw:name="Shape1" draw:style-name="gr7" draw:text-style-name="P12" draw:layer="layout" svg:width="17.262cm" svg:height="4.746cm" svg:x="1.864cm" svg:y="1.744cm">
          <draw:text-box>
            <text:p text:style-name="P11"><text:span text:style-name="T5">Министерство образования и науки Российской Федерации</text:span></text:p>
            <text:p text:style-name="P11"><text:span text:style-name="T6">федеральное государственное автономное образовательное учреждение высшего образования </text:span><text:span text:style-name="T7">“</text:span><text:span text:style-name="T5">САНКТ-ПЕТЕРБУРГСКИЙ НАЦИОНАЛЬНЫЙ ИССЛЕДОВАТЕЛЬСКИЙ </text:span></text:p>
            <text:p text:style-name="P11"><text:span text:style-name="T5">УНИВЕРСИТЕТ ИНФОРМАЦИОННЫХ ТЕХНОЛОГИЙ, </text:span></text:p>
            <text:p text:style-name="P11"><text:span text:style-name="T5">МЕХАНИКИ И ОПТИКИ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/>
    <style:font-face style:name="DejaVu Sans3" svg:font-family="'DejaVu Sans'" style:font-pitch="variable"/>
    <style:font-face style:name="Liberation Serif2" svg:font-family="'Liberation Serif'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ru" fo:country="RU" fo:font-weight="bold" style:font-name-asian="DejaVu Sans1" style:font-family-asian="'DejaVu Sans'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ru" fo:country="RU" fo:font-weight="bold" style:font-name-asian="DejaVu Sans1" style:font-family-asian="'DejaVu Sans'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ru" fo:country="RU" fo:font-weight="bold" style:font-name-asian="DejaVu Sans1" style:font-family-asian="'DejaVu Sans'" style:font-family-generic-asian="swiss" style:font-pitch-asian="variable" style:font-size-asian="11pt" style:language-asian="ar" style:country-asian="SA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nf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" style:family="graphic">
      <style:paragraph-properties style:text-autospace="none"/>
    </style:style>
    <style:style style:name="kt" style:family="graphic">
      <style:paragraph-properties style:text-autospace="none"/>
    </style:style>
    <style:style style:name="o" style:family="graphic">
      <style:paragraph-properties style:text-autospace="none"/>
    </style:style>
    <style:style style:name="p" style:family="graphic">
      <style:paragraph-properties style:text-autospace="none"/>
    </style:style>
    <style:style style:name="nc" style:family="graphic">
      <style:paragraph-properties style:text-autospace="none"/>
    </style:style>
    <style:style style:name="k" style:family="graphic">
      <style:paragraph-properties style:text-autospace="none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 style:language-asian="ru" style:country-asian="RU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Заголовок_20_3_20_Знак" style:display-name="Заголовок 3 Знак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wiss" style:font-pitch-asian="variable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wiss" style:font-pitch-asian="variable" style:font-size-asian="13pt" style:font-weight-asian="bold" style:font-weight-complex="bold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Courier New2" style:font-family-asian="'Courier New'" style:font-family-generic-asian="modern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ru" fo:country="RU" style:font-name-asian="Tahoma2" style:font-family-asian="Tahoma" style:font-family-generic-asian="swiss" style:font-pitch-asian="variable" style:font-size-asian="8pt" style:language-asian="ar" style:country-asian="SA"/>
    </style:style>
    <style:style style:name="Standard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ru" fo:country="RU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ru" fo:country="RU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ru" fo:country="RU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ru" fo:country="RU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ru" fo:country="RU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8T11:50:48.950360723</dc:date>
    <meta:editing-duration>PT55M4S</meta:editing-duration>
    <meta:editing-cycles>8</meta:editing-cycles>
    <meta:generator>LibreOffice/5.1.6.2$Linux_X86_64 LibreOffice_project/10m0$Build-2</meta:generator>
    <meta:document-statistic meta:object-count="7"/>
  </office:meta>
</office:document-meta>
</file>